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draw:fill="solid" draw:fill-color="#99ccff" draw:textarea-vertical-align="middle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4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029cm" svg:height="7.239cm" svg:x="1.1cm" svg:y="1.127cm">
          <text:p/>
        </draw:rect>
        <draw:rect draw:style-name="gr2" draw:text-style-name="P2" xml:id="id1" draw:id="id1" draw:layer="layout" svg:width="2.794cm" svg:height="1.651cm" svg:x="3.189cm" svg:y="2.905cm">
          <text:p text:style-name="P1"><text:span text:style-name="T1">Modo</text:span></text:p>
          <text:p text:style-name="P1"><text:span text:style-name="T1">Calibración</text:span></text:p>
        </draw:rect>
        <draw:circle draw:style-name="gr3" draw:text-style-name="P1" xml:id="id4" draw:id="id4" draw:layer="layout" svg:width="0.508cm" svg:height="0.508cm" svg:x="2.116cm" svg:y="1.762cm">
          <text:p/>
        </draw:circle>
        <draw:frame draw:style-name="gr4" draw:text-style-name="P3" draw:layer="layout" svg:width="3.048cm" svg:height="1.199cm" svg:x="0.973cm" svg:y="1.071cm">
          <draw:text-box>
            <text:p><text:span text:style-name="T2">inicialización</text:span></text:p>
          </draw:text-box>
        </draw:frame>
        <draw:frame draw:style-name="gr5" draw:layer="layout" svg:width="0.502cm" svg:height="1.204cm" svg:x="11.317cm" svg:y="6.461cm">
          <draw:text-box>
            <text:p/>
          </draw:text-box>
        </draw:frame>
        <draw:rect draw:style-name="gr2" draw:text-style-name="P2" xml:id="id2" draw:id="id2" draw:layer="layout" svg:width="2.794cm" svg:height="1.651cm" svg:x="6.237cm" svg:y="6.588cm">
          <text:p text:style-name="P1"><text:span text:style-name="T1">Modo</text:span></text:p>
          <text:p text:style-name="P1"><text:span text:style-name="T1">Error</text:span></text:p>
        </draw:rect>
        <draw:rect draw:style-name="gr2" draw:text-style-name="P2" xml:id="id3" draw:id="id3" draw:layer="layout" svg:width="2.794cm" svg:height="1.651cm" svg:x="12.53cm" svg:y="2.905cm">
          <text:p text:style-name="P1"><text:span text:style-name="T1">Modo</text:span></text:p>
          <text:p text:style-name="P1"><text:span text:style-name="T1">Normal</text:span></text:p>
        </draw:rect>
        <draw:connector draw:style-name="gr6" draw:text-style-name="P1" draw:layer="layout" svg:x1="4.586cm" svg:y1="4.556cm" svg:x2="6.237cm" svg:y2="7.413cm" draw:start-shape="id1" draw:end-shape="id2" draw:end-glue-point="3" svg:d="M4586 4556v2857h1651">
          <text:p/>
        </draw:connector>
        <draw:connector draw:style-name="gr6" draw:text-style-name="P1" draw:layer="layout" svg:x1="13.927cm" svg:y1="4.556cm" svg:x2="9.031cm" svg:y2="7.413cm" draw:start-shape="id3" draw:start-glue-point="2" draw:end-shape="id2" draw:end-glue-point="1" svg:d="M13927 4556v2857h-4896">
          <text:p/>
        </draw:connector>
        <draw:line draw:style-name="gr6" draw:text-style-name="P1" draw:layer="layout" svg:x1="5.983cm" svg:y1="3.286cm" svg:x2="12.53cm" svg:y2="3.286cm">
          <text:p/>
        </draw:line>
        <draw:line draw:style-name="gr6" draw:text-style-name="P1" draw:layer="layout" svg:x1="12.53cm" svg:y1="4.175cm" svg:x2="5.983cm" svg:y2="4.175cm">
          <text:p/>
        </draw:line>
        <draw:frame draw:style-name="gr7" draw:text-style-name="P3" draw:layer="layout" svg:width="4.943cm" svg:height="0.725cm" svg:x="6.317cm" svg:y="2.651cm">
          <draw:text-box>
            <text:p><text:span text:style-name="T2">Calibración completada</text:span></text:p>
          </draw:text-box>
        </draw:frame>
        <draw:frame draw:style-name="gr7" draw:text-style-name="P3" draw:layer="layout" svg:width="2.53cm" svg:height="1.199cm" svg:x="2.243cm" svg:y="5.191cm">
          <draw:text-box>
            <text:p><text:span text:style-name="T2">Error en la</text:span></text:p>
            <text:p><text:span text:style-name="T2">calibración</text:span></text:p>
          </draw:text-box>
        </draw:frame>
        <draw:frame draw:style-name="gr7" draw:text-style-name="P3" draw:layer="layout" svg:width="3.592cm" svg:height="0.725cm" svg:x="6.942cm" svg:y="3.577cm">
          <draw:text-box>
            <text:p><text:span text:style-name="T2">FDC presionado</text:span></text:p>
          </draw:text-box>
        </draw:frame>
        <draw:frame draw:style-name="gr7" draw:text-style-name="P3" draw:layer="layout" svg:width="3.309cm" svg:height="0.725cm" svg:x="13.8cm" svg:y="5.318cm">
          <draw:text-box>
            <text:p><text:span text:style-name="T2">Error encoders</text:span></text:p>
          </draw:text-box>
        </draw:frame>
        <draw:frame draw:style-name="gr7" draw:text-style-name="P3" draw:layer="layout" svg:width="2.428cm" svg:height="0.725cm" svg:x="13.8cm" svg:y="6.117cm">
          <draw:text-box>
            <text:p><text:span text:style-name="T2">Error FDC</text:span></text:p>
          </draw:text-box>
        </draw:frame>
        <draw:connector draw:style-name="gr6" draw:text-style-name="P1" draw:layer="layout" draw:type="curve" svg:x1="2.37cm" svg:y1="2.27cm" svg:x2="3.189cm" svg:y2="3.73cm" draw:start-shape="id4" draw:start-glue-point="2" draw:end-shape="id1" draw:end-glue-point="3" svg:d="M2370 2270c0 974 273 1460 819 14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10T12:16:52.62</dc:date>
    <dc:creator>ian </dc:creator>
    <meta:editing-duration>PT11H5M46S</meta:editing-duration>
    <meta:editing-cycles>127</meta:editing-cycles>
    <meta:generator>OpenOffice/4.1.3$Win32 OpenOffice.org_project/413m1$Build-9783</meta:generator>
    <meta:document-statistic meta:object-count="17"/>
  </office:meta>
</office:document-meta>
</file>